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264a2" officeooo:paragraph-rsid="000264a2"/>
    </style:style>
    <style:style style:name="P2" style:family="paragraph" style:parent-style-name="Standard">
      <style:paragraph-properties fo:margin-top="11.007cm" fo:margin-bottom="1.101cm" loext:contextual-spacing="false" fo:line-height="200%" fo:text-align="center" style:justify-single-word="false"/>
      <style:text-properties fo:font-size="36pt" officeooo:rsid="000264a2" officeooo:paragraph-rsid="000264a2" style:font-size-asian="36pt" style:font-size-complex="36pt"/>
    </style:style>
    <style:style style:name="P3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/>
      <style:text-properties officeooo:rsid="000264a2" officeooo:paragraph-rsid="00026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 specification</text:p>
      <text:p text:style-name="P1">for automotive amusement device</text:p>
      <text:p text:style-name="P1">Version 0.01</text:p>
      <text:p text:style-name="P1">Liu X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/>
      <style:text-properties officeooo:rsid="000264a2" officeooo:paragraph-rsid="000264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tomotive amusement reference desig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7:47:38.501000000</meta:creation-date>
    <dc:date>2016-05-28T17:56:53.481000000</dc:date>
    <meta:editing-duration>PT9M15S</meta:editing-duration>
    <meta:editing-cycles>1</meta:editing-cycles>
    <meta:document-statistic meta:table-count="0" meta:image-count="0" meta:object-count="0" meta:page-count="1" meta:paragraph-count="5" meta:word-count="14" meta:character-count="106" meta:non-whitespace-character-count="97"/>
    <meta:generator>LibreOffice/5.1.1.3$Windows_x86 LibreOffice_project/89f508ef3ecebd2cfb8e1def0f0ba9a803b88a6d</meta:generator>
  </office:meta>
</office:document-meta>
</file>